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B000001CCC5B88723C4BC372F.png" manifest:media-type="image/png"/>
  <manifest:file-entry manifest:full-path="Pictures/1000020100000259000001AF5DEC2A2A27EF52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63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42cm" svg:height="4.548cm" svg:x="0.97cm" svg:y="5.612cm">
          <draw:image xlink:href="Pictures/1000020100000259000001AF5DEC2A2A27EF5247.png" xlink:type="simple" xlink:show="embed" xlink:actuate="onLoad" loext:mime-type="image/png">
            <text:p/>
          </draw:image>
        </draw:frame>
        <draw:frame draw:style-name="gr1" draw:text-style-name="P1" draw:layer="layout" svg:width="21.844cm" svg:height="17.756cm" svg:x="7.874cm" svg:y="-0.508cm">
          <draw:image xlink:href="Pictures/100002010000022B000001CCC5B88723C4BC372F.png" xlink:type="simple" xlink:show="embed" xlink:actuate="onLoad" loext:mime-type="image/png">
            <text:p/>
          </draw:image>
        </draw:frame>
        <draw:frame draw:style-name="gr2" draw:text-style-name="P2" draw:layer="layout" svg:width="18.034cm" svg:height="7.423cm" svg:x="9.398cm" svg:y="3.71cm">
          <draw:text-box>
            <text:p><text:span text:style-name="T1">Implementasi Docker untuk Ekosistem Pengembangan Software</text:span></text:p>
            <text:p><text:span text:style-name="T2"/></text:p>
            <text:p><text:span text:style-name="T3">Software Freedom Day 2019</text:span><text:span text:style-name="T4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58:22.937327314</meta:creation-date>
    <dc:date>2019-09-12T17:06:09.313081229</dc:date>
    <meta:editing-duration>PT4H57M31S</meta:editing-duration>
    <meta:editing-cycles>3</meta:editing-cycles>
    <meta:generator>LibreOffice/6.2.5.2$Linux_X86_64 LibreOffice_project/1ec314fa52f458adc18c4f025c545a4e8b22c159</meta:generator>
    <meta:document-statistic meta:object-count="26"/>
  </office:meta>
</office:document-meta>
</file>